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color="#008000"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39063860074122203" text:style-name="L1">
        <text:list-item>
          <text:p text:style-name="P1">Download Karaf folder open cmd </text:p>
          <text:p text:style-name="P1">$ cd <text:s text:c="2"/>C:\Users\hgurram\Downloads\apache-karaf-4.2.6\bin</text:p>
          <text:p text:style-name="P1">$ .\karaf <text:s text:c="8"/>or <text:s text:c="9"/>$ karaf.bat</text:p>
        </text:list-item>
        <text:list-item>
          <text:p text:style-name="P1">karaf@root()&gt; feature </text:p>
        </text:list-item>
        <text:list-item>
          <text:p text:style-name="P1">karaf@root(feature)&gt;repo-add camel 2.18.4 </text:p>
          <text:p text:style-name="P1">Adding feature url mvn:org.apache.camel.karaf/apache-camel/2.18.4/xml/features</text:p>
        </text:list-item>
        <text:list-item>
          <text:p text:style-name="P1"><text:s/>karaf@root(feature)&gt;repo-add camel 2.5.0</text:p>
          <text:p text:style-name="P1">Adding feature url mvn:org.apache.camel.karaf/apache-camel/2.5.0/xml/features</text:p>
        </text:list-item>
        <text:list-item>
          <text:p text:style-name="P1">karaf@root()&gt; feature:install webconsole</text:p>
        </text:list-item>
        <text:list-item>
          <text:p text:style-name="P1">karaf@root()&gt; feature:info webconsole</text:p>
        </text:list-item>
        <text:list-item>
          <text:p text:style-name="P1">karaf@root()&gt; feature:list</text:p>
        </text:list-item>
        <text:list-item>
          <text:p text:style-name="P1">karaf@root()&gt; feature:start webconsole</text:p>
          <text:p text:style-name="P1">localhost:8181/system/console/</text:p>
          <text:p text:style-name="P1">username:karaf</text:p>
          <text:p text:style-name="P1">password:karaf</text:p>
        </text:list-item>
      </text:list>
      <text:p text:style-name="Standard"><text:a xlink:type="simple" xlink:href="https://camel.apache.org/karaf.html" text:style-name="Internet_20_link" text:visited-style-name="Visited_20_Internet_20_Link">https://camel.apache.org/karaf.html</text:a></text:p>
      <text:p text:style-name="Standard"><text:a xlink:type="simple" xlink:href="http://www.joern-karthaus.de/blog/karaf.html" text:style-name="Internet_20_link" text:visited-style-name="Visited_20_Internet_20_Link">http://www.joern-karthaus.de/blog/karaf.html</text:a></text:p>
      <text:p text:style-name="Standard"/>
      <text:p text:style-name="Standard"/>
      <text:p text:style-name="Standard"><text:s/>karaf@root()&gt;install mvn:com.example.Apachecamel/Apachecamelxml/0.0.1-SNAPSHOT</text:p>
      <text:p text:style-name="Standard"/>
      <text:p text:style-name="Standard">TCS Register ID</text:p>
      <text:p text:style-name="Standard"/>
      <text:p text:style-name="Standard"><text:span text:style-name="T1">DT20195824186</text:span> </text:p>
      <text:p text:style-name="Standard"/>
      <text:p text:style-name="Standard">Trained for digital summit and attended different colleges for wokshops. Learnt different technologies MongoDB, Angular, NodeJS, IOT, Cognitive technology for workshop</text:p>
      <text:p text:style-name="Standard"><text:s/>Wordpress technology, PHP, Java script, html, css, Jquery. Trained on java , spring, spring boot, apache camel, iib, mq, mft, wtx</text:p>
      <text:p text:style-name="Standard"/>
      <text:p text:style-name="Standard">Doing poc's on apache camel and gathering information about them.Planning to do more poc's and trying to explore more for required project</text:p>
      <text:p text:style-name="Standard"/>
      <text:p text:style-name="Standard">Prepared for PCF certification trianed on that, <text:s/>Angular, MongoDB, Node JS, IOT, Wordpress technology, PHP, Java script, HTML, CSS, Spring Framework, Spring Boot, Wordpress technology, PHP, Java script, html, css, Jquery. Trained on java , spring, spring boot, apache camel, iib, mq, mft, wtx</text:p>
      <text:p text:style-name="Standard"/>
      <text:p text:style-name="Standard">Till now did project tasks on Wordpress technology. In each task tested each and every think with php, java script, html, xml, css, jquery.I have prepared test case on DB2 and JDBC in training period and i have prepared a sample test case using node js and express js in AP cloud training.</text:p>
      <text:p text:style-name="Standard">In Walmart did each and every task by preaparing test case and testing.</text:p>
      <text:p text:style-name="Standard">Testing and preparing documentation for Apache camel POC's. </text:p>
      <text:p text:style-name="Standard"/>
      <text:p text:style-name="Standard">no</text:p>
      <text:p text:style-name="Standard"/>
      <text:p text:style-name="Standard">i am reporting status on daily basis</text:p>
      <text:p text:style-name="Standard"/>
      <text:p text:style-name="Standard">Working on walmart project like spring, spring boot, apache camel and preparing documentatin of each and every work</text:p>
      <text:p text:style-name="Standard"/>
      <text:p text:style-name="Standard">Preapred for PCF certification, Preapring for orcale java certificationject documentation</text:p>
      <text:p text:style-name="Standard"><text:soft-page-break/></text:p>
      <text:p text:style-name="Standard"/>
      <text:p text:style-name="Standard">Prepared for PCF certification trianed on that, <text:s/>Angular, MongoDB, Node JS, IOT, Wordpress technology, PHP, Java script, HTML, CSS, JQuery,Spring Framework,Spring Boot, Apache Camel,mft, iib, mq, wtx</text:p>
      <text:p text:style-name="Standard"/>
      <text:p text:style-name="Standard">trained on walmart tools </text:p>
      <text:p text:style-name="Standard"/>
      <text:p text:style-name="Standard"/>
      <text:p text:style-name="Standard">I will try to gain knowledge</text:p>
      <text:p text:style-name="Standard">I am sharing my knowledge to team members as well as we are clarifying our doubts by working as a unity</text:p>
      <text:p text:style-name="Standard">Presently working on Apache Camel</text:p>
      <text:p text:style-name="Standard"/>
      <text:p text:style-name="Standard"/>
      <text:p text:style-name="Standard">no</text:p>
      <text:p text:style-name="Standard">no</text:p>
      <text:p text:style-name="Standard">yes, we are sharing our knowledge to our team members.</text:p>
      <text:p text:style-name="Standard">following punctuality, dress code, behaviour</text:p>
      <text:p text:style-name="Standard">no</text:p>
      <text:p text:style-name="Standard"/>
      <text:p text:style-name="Standard"/>
      <text:p text:style-name="Standard"/>
      <text:p text:style-name="Standard">yes</text:p>
      <text:p text:style-name="Standard">Worked on various Projects learnt different technologies</text:p>
      <text:p text:style-name="Standard"/>
      <text:p text:style-name="Standard"/>
      <text:p text:style-name="Standard"/>
      <text:p text:style-name="Standard"/>
      <text:p text:style-name="Standard">personal strength is confidence, technical skills are Prepared for PCF certification trianed on that, <text:s/>Angular, MongoDB, Node JS, IOT, Wordpress technology, PHP, Java script, HTML, CSS, Spring Framework, Spring Boot, Apache camel.</text:p>
      <text:p text:style-name="Standard"/>
      <text:p text:style-name="Standard">Improving on Apache camel</text:p>
      <text:p text:style-name="Standard"/>
      <text:p text:style-name="Standard"/>
      <text:p text:style-name="Standard"/>
      <text:p text:style-name="Standard">Software Senior Developer</text:p>
      <text:p text:style-name="Standard">Enterprenu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8DT4H6M11S</meta:editing-duration>
    <meta:editing-cycles>52</meta:editing-cycles>
    <meta:generator>OpenOffice/4.1.6$Win32 OpenOffice.org_project/416m1$Build-9790</meta:generator>
    <dc:date>2019-09-13T14:32:39.55</dc:date>
    <meta:document-statistic meta:table-count="0" meta:image-count="0" meta:object-count="0" meta:page-count="2" meta:paragraph-count="47" meta:word-count="413" meta:character-count="3021"/>
    <meta:user-defined meta:name="Info 1"/>
    <meta:user-defined meta:name="Info 2"/>
    <meta:user-defined meta:name="Info 3"/>
    <meta:user-defined meta:name="Info 4"/>
  </office:meta>
</office:document-meta>
</file>